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0C5A8A086B1881037C6.png" manifest:media-type="image/png"/>
  <manifest:file-entry manifest:full-path="Pictures/10000001000005620000024F974F0675FE754D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1">LUCKY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974F0675FE754DD7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974F0675FE754DD7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00000018A000000C5A8A086B1881037C6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00000018A000000C5A8A086B1881037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19:41:23.038359174</dc:date>
    <meta:editing-duration>PT1H58M12S</meta:editing-duration>
    <meta:editing-cycles>7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17" meta:non-whitespace-character-count="15"/>
  </office:meta>
</office:document-meta>
</file>